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TimesNewRomanPSMT" svg:font-family="TimesNewRomanPSMT" style:font-family-generic="system" svg:panose-1="0 0 0 0 0 0 0 0 0 0"/>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left="0.3in">
        <style:tab-stops/>
      </style:paragraph-properties>
    </style:style>
    <style:style style:name="P2" style:parent-style-name="Textbody" style:family="paragraph">
      <style:paragraph-properties fo:break-before="page"/>
    </style:style>
    <style:style style:name="T3" style:parent-style-name="DefaultParagraphFont" style:family="text">
      <style:text-properties fo:font-weight="bold" style:font-weight-asian="bold" style:font-weight-complex="bold"/>
    </style:style>
    <style:style style:name="P4" style:parent-style-name="Textbody" style:list-style-name="LFO6" style:family="paragraph"/>
    <style:style style:name="P5" style:parent-style-name="Textbody" style:list-style-name="LFO6" style:family="paragraph"/>
    <style:style style:name="P6" style:parent-style-name="Textbody" style:list-style-name="LFO6" style:family="paragraph"/>
    <style:style style:name="P7" style:parent-style-name="Textbody" style:list-style-name="LFO6" style:family="paragraph"/>
    <style:style style:name="P8" style:parent-style-name="Textbody" style:list-style-name="LFO6" style:family="paragraph"/>
    <style:style style:name="P9" style:parent-style-name="Textbody" style:list-style-name="LFO6" style:family="paragraph"/>
    <style:style style:name="P10" style:parent-style-name="Textbody" style:list-style-name="LFO7" style:family="paragraph"/>
    <style:style style:name="P11" style:parent-style-name="Textbody" style:list-style-name="LFO7" style:family="paragraph"/>
    <style:style style:name="P12" style:parent-style-name="Textbody" style:list-style-name="LFO7" style:family="paragraph"/>
    <style:style style:name="P13" style:parent-style-name="Textbody" style:list-style-name="LFO7" style:family="paragraph"/>
    <style:style style:name="P14" style:parent-style-name="Textbody" style:list-style-name="LFO7" style:family="paragraph"/>
    <style:style style:name="P15" style:parent-style-name="Textbody" style:list-style-name="LFO7" style:family="paragraph"/>
    <style:style style:name="T16" style:parent-style-name="DefaultParagraphFont" style:family="text">
      <style:text-properties style:text-position="super 66.6%"/>
    </style:style>
    <style:style style:name="T17" style:parent-style-name="DefaultParagraphFont" style:family="text">
      <style:text-properties fo:language="en" fo:country="GB"/>
    </style:style>
    <style:style style:name="P18" style:parent-style-name="Textbody" style:family="paragraph">
      <style:text-properties style:font-name-complex="Arial Unicode MS" style:font-size-complex="10.5pt" style:language-complex="pa" style:country-complex="IN"/>
    </style:style>
    <style:style style:name="P19" style:parent-style-name="Textbody" style:family="paragraph">
      <style:text-properties style:font-name-complex="Arial Unicode MS" style:font-size-complex="10.5pt" style:language-complex="pa" style:country-complex="IN"/>
    </style:style>
    <style:style style:name="P20" style:parent-style-name="Textbody" style:family="paragraph">
      <style:text-properties style:font-name-complex="Arial Unicode MS" style:font-size-complex="10.5pt" style:language-complex="pa" style:country-complex="IN"/>
    </style:style>
    <style:style style:name="P21" style:parent-style-name="Textbody" style:family="paragraph">
      <style:text-properties style:font-name-complex="Arial Unicode MS" style:font-size-complex="10.5pt" style:language-complex="pa" style:country-complex="IN"/>
    </style:style>
    <style:style style:name="T22" style:parent-style-name="DefaultParagraphFont" style:family="text">
      <style:text-properties fo:font-style="italic" style:font-style-asian="italic" style:font-style-complex="italic"/>
    </style:style>
    <style:style style:name="P23" style:parent-style-name="Heading3" style:list-style-name="WW_OutlineListStyle_3" style:family="paragraph">
      <style:text-properties style:font-name="TimesNewRomanPSMT" style:font-name-complex="TimesNewRomanPSMT" style:letter-kerning="false" fo:language="en" fo:country="GB" style:language-complex="ar" style:country-complex="SA"/>
    </style:style>
    <style:style style:name="P24" style:parent-style-name="Normal" style:family="paragraph">
      <style:paragraph-properties fo:widows="2" fo:orphans="2" style:text-autospace="none" fo:text-align="justify" style:vertical-align="auto"/>
      <style:text-properties fo:hyphenate="true"/>
    </style:style>
    <style:style style:name="T25" style:parent-style-name="DefaultParagraphFont" style:family="text">
      <style:text-properties fo:language="en" fo:country="GB" style:language-complex="ar" style:country-complex="SA"/>
    </style:style>
    <style:style style:name="T26" style:parent-style-name="DefaultParagraphFont" style:family="text">
      <style:text-properties style:font-name="Times New Roman" style:font-name-complex="Times New Roman" fo:language="en" fo:country="GB" style:language-complex="ar" style:country-complex="SA"/>
    </style:style>
    <style:style style:name="T27" style:parent-style-name="DefaultParagraphFont" style:family="text">
      <style:text-properties style:font-name="Times New Roman" style:font-name-complex="Times New Roman" style:letter-kerning="false" fo:language="en" fo:country="GB" style:language-complex="ar" style:country-complex="SA"/>
    </style:style>
    <style:style style:name="T28" style:parent-style-name="DefaultParagraphFont" style:family="text">
      <style:text-properties style:font-name="Times New Roman" style:font-name-complex="Times New Roman" style:letter-kerning="false" fo:language="en" fo:country="GB" style:language-complex="ar" style:country-complex="SA"/>
    </style:style>
    <style:style style:name="T29" style:parent-style-name="DefaultParagraphFont" style:family="text">
      <style:text-properties style:font-name="Times New Roman" style:font-name-complex="Times New Roman" style:letter-kerning="false" fo:language="en" fo:country="GB" style:language-complex="ar" style:country-complex="SA"/>
    </style:style>
    <style:style style:name="T30" style:parent-style-name="DefaultParagraphFont" style:family="text">
      <style:text-properties style:font-name="Times New Roman" style:font-name-complex="Times New Roman" style:letter-kerning="false" fo:language="en" fo:country="GB" style:language-complex="ar" style:country-complex="SA"/>
    </style:style>
    <style:style style:name="T31" style:parent-style-name="DefaultParagraphFont" style:family="text">
      <style:text-properties style:font-name="Times New Roman" style:font-name-complex="Times New Roman" style:letter-kerning="false" fo:language="en" fo:country="GB" style:language-complex="ar" style:country-complex="SA"/>
    </style:style>
    <style:style style:name="T32" style:parent-style-name="DefaultParagraphFont" style:family="text">
      <style:text-properties style:font-name="Times New Roman" style:font-name-complex="Times New Roman" style:letter-kerning="false" fo:language="en" fo:country="GB" style:language-complex="ar" style:country-complex="SA"/>
    </style:style>
    <style:style style:name="T33" style:parent-style-name="DefaultParagraphFont" style:family="text">
      <style:text-properties style:font-name="Times New Roman" style:font-name-complex="Times New Roman" style:letter-kerning="false" fo:language="en" fo:country="GB" style:language-complex="ar" style:country-complex="SA"/>
    </style:style>
    <style:style style:name="T34" style:parent-style-name="DefaultParagraphFont" style:family="text">
      <style:text-properties style:font-name="Times New Roman" style:font-name-complex="Times New Roman" style:letter-kerning="false" fo:language="en" fo:country="GB" style:language-complex="ar" style:country-complex="SA"/>
    </style:style>
    <style:style style:name="T35" style:parent-style-name="DefaultParagraphFont" style:family="text">
      <style:text-properties style:font-name="Times New Roman" style:font-name-complex="Times New Roman" style:letter-kerning="false" fo:language="en" fo:country="GB" style:language-complex="ar" style:country-complex="SA"/>
    </style:style>
    <style:style style:name="T36" style:parent-style-name="DefaultParagraphFont" style:family="text">
      <style:text-properties style:font-name="Times New Roman" style:font-name-complex="Times New Roman" style:letter-kerning="false" fo:language="en" fo:country="GB" style:language-complex="ar" style:country-complex="SA"/>
    </style:style>
    <style:style style:name="P37" style:parent-style-name="Normal" style:family="paragraph">
      <style:paragraph-properties fo:widows="2" fo:orphans="2" style:text-autospace="none" fo:text-align="justify" style:vertical-align="auto"/>
      <style:text-properties style:font-name="Times New Roman" style:font-name-complex="Times New Roman" style:letter-kerning="false" fo:language="en" fo:country="GB" style:language-complex="ar" style:country-complex="SA" fo:hyphenate="true"/>
    </style:style>
    <style:style style:name="P38" style:parent-style-name="Textbody" style:list-style-name="LFO8" style:family="paragraph"/>
    <style:style style:name="P39" style:parent-style-name="Textbody" style:list-style-name="LFO8" style:family="paragraph"/>
    <style:style style:name="P40" style:parent-style-name="Textbody" style:list-style-name="LFO8" style:family="paragraph"/>
    <style:style style:name="P41" style:parent-style-name="Textbody" style:family="paragraph">
      <style:text-properties fo:language="el" fo:country="GR"/>
    </style:style>
    <style:style style:name="P42" style:parent-style-name="Textbody" style:family="paragraph">
      <style:paragraph-properties fo:text-align="start"/>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style:style style:name="T45" style:parent-style-name="DefaultParagraphFont" style:family="text">
      <style:text-properties fo:language="en" fo:country="GB"/>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T48" style:parent-style-name="DefaultParagraphFont" style:family="text">
      <style:text-properties fo:language="en" fo:country="GB"/>
    </style:style>
    <style:style style:name="T49" style:parent-style-name="DefaultParagraphFont" style:family="text">
      <style:text-properties fo:language="en" fo:country="GB"/>
    </style:style>
    <style:style style:name="T50" style:parent-style-name="DefaultParagraphFont" style:family="text">
      <style:text-properties fo:language="en" fo:country="GB"/>
    </style:style>
    <style:style style:name="T51" style:parent-style-name="DefaultParagraphFont" style:family="text">
      <style:text-properties fo:language="en" fo:country="GB"/>
    </style:style>
    <style:style style:name="T52" style:parent-style-name="DefaultParagraphFont" style:family="text">
      <style:text-properties fo:language="en" fo:country="GB"/>
    </style:style>
  </office:automatic-styles>
  <office:body>
    <office:text text:use-soft-page-breaks="true">
      <text:h text:style-name="P1" text:outline-level="1"/>
      <text:p text:style-name="P2"/>
      <text:h text:style-name="Heading1" text:outline-level="1">Abstract</text:h>
      <text:p text:style-name="Textbody">Distributed rendering is a rendering technique where multiple computers render parts of an image so they can be composed into a single, final one. This way, the computational cost on the side of the renderer is decreased since only a small viewport, compared to the final image, is rendered. Two popular graphics acceleration APIs are OpenGL and the relatively new Vulkan. In this dissertation a distributed rendering system using the two APIs in order to compare them in terms of efficiency, is developed.<text:s/>This aims to answer the question: “<text:span text:style-name="T3">Does a Vulkan Deferred Shading graphics engine that is distributed over a network perform better than its OpenGL equivalent?</text:span>”.<text:s/>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p>
      <text:h text:style-name="Heading1" text:outline-level="1">Preface</text:h>
      <text:p text:style-name="Textbody">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Textbody">The main milestones of the project are the following:</text:p>
      <text:list text:style-name="LFO6" text:continue-numbering="true">
        <text:list-item>
          <text:p text:style-name="P4">Literature review</text:p>
        </text:list-item>
        <text:list-item>
          <text:p text:style-name="P5">Design a network communication scheme</text:p>
        </text:list-item>
        <text:list-item>
          <text:p text:style-name="P6">Design an abstraction layer for the graphics engine</text:p>
        </text:list-item>
        <text:list-item>
          <text:p text:style-name="P7">Implement the applications</text:p>
        </text:list-item>
        <text:list-item>
          <text:p text:style-name="P8">Perform experiment</text:p>
        </text:list-item>
        <text:list-item>
          <text:p text:style-name="P9">Analyze experiment results</text:p>
        </text:list-item>
      </text:list>
      <text:p text:style-name="Textbody">The dissertation is organized in the following sections:</text:p>
      <text:list text:style-name="LFO7" text:continue-numbering="true">
        <text:list-item>
          <text:p text:style-name="P10">Critical context</text:p>
        </text:list-item>
        <text:list-item>
          <text:p text:style-name="P11">Methods</text:p>
        </text:list-item>
        <text:list-item>
          <text:p text:style-name="P12">Evaluation</text:p>
        </text:list-item>
        <text:list-item>
          <text:p text:style-name="P13">Conclusion</text:p>
        </text:list-item>
        <text:list-item>
          <text:p text:style-name="P14">Further work</text:p>
        </text:list-item>
        <text:list-item>
          <text:p text:style-name="P15">Bibliography</text:p>
        </text:list-item>
      </text:list>
      <text:h text:style-name="Heading1" text:outline-level="1">Critical Context</text:h>
      <text:p text:style-name="Textbody">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 text:style-name="T16">rd</text:span><text:s/>party libraries which will be used for the project.</text:p>
      <text:soft-page-break/>
      <text:h text:style-name="Heading2" text:outline-level="2">Underlying Graphics Technologies</text:h>
      <text:p text:style-name="Textbody"/>
      <text:h text:style-name="Heading2" text:outline-level="2">Deferred Shading</text:h>
      <text:p text:style-name="Textbody">The most important part of this project is the method or rendering that is used. A straightforward approach would be Forward Rendering. Using this method means that for every object that is 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 especially for complex scenes.</text:p>
      <text:h text:style-name="Heading3" text:outline-level="3">Simple Deferred Shading</text:h>
      <text:p text:style-name="Textbody">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body">Deferred Shading is more complex<text:span text:style-name="T17"><text:s/></text:span>than forward rendering but allows to render complex scenes with an arbitrary number of lights. The only limitations here are the GPU memory, since the G-Buffer can be very big and the framerate.</text:p>
      <text:p text:style-name="Textbody">As far as the light pass in Deferred Shading is concerned, there is a number of different methods to follow. A simple approach is to render each light as a mesh. More specifically the point-lights can be rendered as spheres, the spotlights as cones and the directional lights as full-screen quads. The size of the spheres and cones depend on an attenuation equation in order to find at which distance from the source the light is so dim it becomes unobservable [Vries, n.d]. That way, only the pixels on the screen are rendered as many times as there are lights that actually modify on the colour of that pixel.</text:p>
      <text:h text:style-name="Heading3" text:outline-level="3">Stencil pre-pass Deferred Shading</text:h>
      <text:p text:style-name="Textbody">An optimization for the lighting pass is to have a stencil pre-pass for every light. [Meiri, n.d.] 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text:s/></text:p>
      <text:p text:style-name="Textbody">This method decreases the number of fragment light calculations however in scenes with heavy lighting increases the number of draw calls on the side of the CPU.</text:p>
      <text:h text:style-name="Heading3" text:outline-level="3">Tiled Deferred Shading</text:h>
      <text:p text:style-name="Textbody">A major optimization to the Deferred Shading pipeline in terms of frame-time and lighting calculations is Tiled Deferred Shading [Lauritzen, 2010]. This technique incorporates Compute Shaders in order to light the scene. The way this is done is the following.</text:p>
      <text:p text:style-name="Textbody">The geometry pass is done as usual but instead of having light pass where each light is rendered as a mesh, a compute shader divides the viewport in tiles and calculates which lights affect this tile. It the proceeds to do the lighting operations.<text:s/></text:p>
      <text:p text:style-name="Textbody">This technique is superior to simple Deferred Shading and the Stencil pre-pass one because it eliminates the overhead that was caused by the multiple Gbuffer reads and the additive blending that was used to light accumulation [Lauritzen, 2010].</text:p>
      <text:soft-page-break/>
      <text:h text:style-name="Heading3" text:outline-level="3">Clustered Deferred Shading</text:h>
      <text:p text:style-name="Textbody">Clustered Deferred Shading is a technique that tries to tackle some problems of Tiled Deferred Shading. To clarify, it solves the depth discontinuity problem that may exist in Tiled Deferred Shading while its performance is the same or better. Furthermore it is supposed to work as a unified solution that for Deferred Shading and Forward Rendering while it is easier to implement than Tiled Deferred with Forward+. [Persson, 2015]</text:p>
      <text:p text:style-name="P18"/>
      <text:p text:style-name="P19">All these techniques were considered for the project. 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20">Tiled and Clustered Deferred Shading are compatible with the way OpenGL and Vulkan APIs work. The problem with using these techniques was the time limitation of the project paired with the inexperience of the author in Compute Shaders.</text:p>
      <text:p text:style-name="P21">This is why a simple Deferred Shading graphics engine was used.</text:p>
      <text:h text:style-name="Heading2" text:outline-level="2">Distributed Rendering</text:h>
      <text:p text:style-name="Textbody">“<text:span text:style-name="T22">Distributed Rendering is a technique for distributing a single render job within a single frame across many computers in a network.</text:span>”<text:s/>[chaosgroup, n.d.]</text:p>
      <text:p text:style-name="Textbody">There are many approaches for that task. The goal is to decrease the workload of each computer in the network in such fashion that it will decrease the time required to render a single frame.<text:s/>There are some research as well as commercial project based on that idea some of which are presented below.</text:p>
      <text:h text:style-name="Heading3" text:outline-level="3">Equalizer</text:h>
      <text:p text:style-name="Textbody">Equalizer is a Distributed Rendering framework that is implemented using OpenGL<text:s/>[Eilemann, S., Makhinya, M. and Pajarola, R, 2009]. It is considered to be the standard middleware for<text:s/>parallel OpenGL-based applications. [http://eyescale.github.io/equalizergraphics.com/].<text:s/>According to the Equalizer website, Equalizer support a very big number of features<text:s/>for Virtual Reality, Scalable Rendering as well as Clustering.</text:p>
      <text:p text:style-name="Textbody">The Equalizer project is a mature framework<text:s/>licensed under LGPL<text:s/>for applications that are based on OpenGL. Even though it is supposed to have support for non-OpenGL applications [http://eyescale.github.io/equalizergraphics.com/features.html] the risk of being incompatible to Vulkan<text:s/>is<text:s/>too<text:s/>big.<text:s/>Considering that the time was limited, creating an application which works as a parallel to Equalizer and supports both OpenGL and Vulkan<text:s/>is<text:s/>preferred.</text:p>
      <text:h text:style-name="P23" text:outline-level="3">More research projects</text:h>
      <text:p text:style-name="P24"><text:span text:style-name="T25">A research project similar to the one that this report is about is “Mixed Mode Parallel <text:s/>Real-Time Rendering on Commodity<text:s/></text:span><text:span text:style-name="T26">Software</text:span><text:span text:style-name="T27"><text:s/>[Hinkenjann, Imk, Bues and Olry, 2002]</text:span><text:span text:style-name="T28">. This project was not developed using a deferred shading approach<text:s/></text:span><text:span text:style-name="T29">but provides</text:span><text:span text:style-name="T30"><text:s/>a good reference for network problems and p</text:span><text:span text:style-name="T31">ossible<text:s/></text:span><text:span text:style-name="T32">distribution</text:span><text:span text:style-name="T33"><text:s/>setups</text:span><text:span text:style-name="T34">, namely sort-first and sort-last distribution approaches</text:span><text:span text:style-name="T35">.</text:span><text:span text:style-name="T36"><text:s/>In this project a sort-first workload distribution approach was used because deferred rendering would require too much network load to move texture information back and forth in order to synchronize the clients’s geometry data.<text:s/></text:span></text:p>
      <text:p text:style-name="P37">A<text:s/>multithreaded deferred shading system which uses DirectX11 and command buffers has been proposed.<text:s/>Even though this system did not incorporate a distributed rendering architecture<text:s/>the idea of parallelism<text:s/>in modern APIs like Vulkan and DirectX11<text:s/>played a role in the<text:s/>approach that was taken for<text:s/>the current project.</text:p>
      <text:soft-page-break/>
      <text:h text:style-name="Heading2" text:outline-level="2">Development framework</text:h>
      <text:h text:style-name="Heading3" text:outline-level="3">Programming language</text:h>
      <text:p text:style-name="Textbody">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text:s/>For these reasons C++ is the industry standard for graphics.</text:p>
      <text:p text:style-name="Textbody">Programming languages like Java or C# are not preferred because they suffer from performance overhead.<text:s/>On the other side, C, lacking object oriented capabilities makes it difficult to design the application in a way which is easy to understand and maintain.</text:p>
      <text:p text:style-name="Textbody">According to a series of benchmark tests in<text:s/><text:a xlink:href="https://raid6.com.au/~onlyjob/posts/arena/" office:target-frame-name="_top" xlink:show="replace"><text:span text:style-name="Hyperlink">https://raid6.com.au/~onlyjob/posts/arena/</text:span></text:a><text:s/>BENCHMARK_REFERENCE, C++ proved to be one of the best candidates that are efficient in terms of execution speed as well as core capabilities.</text:p>
      <text:h text:style-name="Heading3" text:outline-level="3">Compiler</text:h>
      <text:p text:style-name="Textbody">The project is built and tested on windows machines, this is why the visual studio compiler 2015 (VC2015) will be used. VC2015 supports the C++11 core language specification.<text:s/><text:a xlink:href="https://msdn.microsoft.com/en-us/library/hh567368.aspx" office:target-frame-name="_top" xlink:show="replace"><text:span text:style-name="Hyperlink">https://msdn.microsoft.com/en-us/library/hh567368.aspx</text:span></text:a><text:s/>MICROSOFT_REFERENCE<text:s/></text:p>
      <text:h text:style-name="Heading3" text:outline-level="3">Code editor - Compiling tool</text:h>
      <text:p text:style-name="Textbody">The project is developed in Notepad++ and a SCons compilation tool. The reasoning behind this is the future need to make the project cross platform and as independent from IDEs as possible.</text:p>
      <text:p text:style-name="Textbody">Since Notepad++ is just a text editor and SCons requires only a script to run, compiling for other operating systems becomes trivial.</text:p>
      <text:p text:style-name="Textbody">Notepad++ is released under the GNUv2 License.</text:p>
      <text:p text:style-name="Textbody">Scons is released under MIT License.</text:p>
      <text:h text:style-name="Heading3" text:outline-level="3">Version control</text:h>
      <text:p text:style-name="Textbody">A version control system was used as a safety measure for the development of the project. The two obvious choices for this was SVN and Git.<text:s/></text:p>
      <text:p text:style-name="Textbody">Git was chosen because it is decentralized and makes it easy to work offline on the local repository. On the other side, SVN is dependent on the SVN server and considering that the developer of this project did not have access to the internet at all times, using Git was the only viable solution.</text:p>
      <text:p text:style-name="Textbody">Git is released under the GNUv2 License.</text:p>
      <text:h text:style-name="Heading3" text:outline-level="3">Project directory structure</text:h>
      <text:h text:style-name="Heading2" text:outline-level="2">Third party libraries</text:h>
      <text:h text:style-name="Heading3" text:outline-level="3">Asio</text:h>
      <text:p text:style-name="Textbody">Since the project will make use of the network to communicate, a library that supports this kind of capabilities is required. The library that was chosen for this is Asio.</text:p>
      <text:p text:style-name="Textbody">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soft-page-break/>
      <text:p text:style-name="Textbody">Because it is written in C++ and cross-platform it serves as an excellent choice for solving the project’s network requirements.<text:s/></text:p>
      <text:p text:style-name="Textbody">Asio is released under the “boost software license”.</text:p>
      <text:h text:style-name="Heading3" text:outline-level="3">Assimp</text:h>
      <text:p text:style-name="Textbody">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Textbody">The reasoning behind this choice is that it is written in C++ and that according to the website it is being developed for almost 10 years, since 2008. ASSIMP_REFERENCE. This indicates a good level of maturity and stability.</text:p>
      <text:p text:style-name="Textbody">Assimp is released under the BSD license.</text:p>
      <text:h text:style-name="Heading3" text:outline-level="3">Freeimage</text:h>
      <text:p text:style-name="Textbody">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Textbody">For the project itself, it is important to be able to load 32bit RGBA images like PNG files and FreeImage handles this properly.</text:p>
      <text:p text:style-name="Textbody">FreeImage is released under GPLv3.</text:p>
      <text:h text:style-name="Heading3" text:outline-level="3">Glm</text:h>
      <text:p text:style-name="Textbody">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text:s/></text:p>
      <text:p text:style-name="Textbody">However, G-Truc Creation, developed a mathematics library for OpenGL which is known as OpenGL Mathematics or GLM. GLM is designed to have the same naming conventions and functionalities as OpenGL Shading Language (GLSL) GLM_REFERENCE.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p text:style-name="Textbody">GL is released under the MIT License.</text:p>
      <text:h text:style-name="Heading3" text:outline-level="3">Lz4</text:h>
      <text:p text:style-name="Textbody">In the project, a set of tests include compressing the rendered results to lower the network bandwidth. For this three approaches were relevant:</text:p>
      <text:list text:style-name="LFO8" text:continue-numbering="true">
        <text:list-item>
          <text:p text:style-name="P38">Lossless single image compression</text:p>
        </text:list-item>
        <text:list-item>
          <text:p text:style-name="P39">Lossless video compression</text:p>
        </text:list-item>
        <text:list-item>
          <text:p text:style-name="P40">Lossless generic data compression</text:p>
        </text:list-item>
      </text:list>
      <text:p text:style-name="Textbody">Lossless image compression like PNG was too slow as early testing showed that it would drop the<text:s/><text:soft-page-break/>framerate to 2 frames per second just to compress the images. This made sense because of the fact that the PNG compressor tries a number of compression techniques for each row in the image.<text:s/><text:a xlink:href="http://www.libpng.org/pub/png/book/chapter09.html" office:target-frame-name="_top" xlink:show="replace"><text:span text:style-name="Hyperlink">http://www.libpng.org/pub/png/book/chapter09.html</text:span></text:a><text:s/>PNG_REFERENCE</text:p>
      <text:p text:style-name="Textbody">Video compression was not tried because of the costs that would rise in terms of development time but will be considered as future work.</text:p>
      <text:p text:style-name="Textbody">As far as generic data compression is concerned, the choice was LZ4 because it is faster than many alternatives like zlib, QuickLZ <text:s/>and LZF<text:s/><text:a xlink:href="https://lz4.github.io/lz4/" office:target-frame-name="_top" xlink:show="replace"><text:span text:style-name="Hyperlink">https://lz4.github.io/lz4/</text:span></text:a><text:s/>LZ4_REFERENCE. Furthermore it provides a single line solution for compression/decompression of data which eliminated the development time.</text:p>
      <text:p text:style-name="Textbody">The part of Lz4 that is used in this project is released under BSD 2-Clause license.</text:p>
      <text:h text:style-name="Heading1" text:outline-level="1"><text:s/>Methods</text:h>
      <text:h text:style-name="Heading2" text:outline-level="2">Requirements</text:h>
      <text:h text:style-name="Heading2" text:outline-level="2">Design</text:h>
      <text:h text:style-name="Heading3" text:outline-level="3">Network</text:h>
      <text:h text:style-name="Heading3" text:outline-level="3">Scene management</text:h>
      <text:h text:style-name="Heading3" text:outline-level="3">Render control</text:h>
      <text:h text:style-name="Heading2" text:outline-level="2">Implementation details</text:h>
      <text:h text:style-name="Heading3" text:outline-level="3">OpenGL</text:h>
      <text:h text:style-name="Heading3" text:outline-level="3">Vulkan</text:h>
      <text:h text:style-name="Heading1" text:outline-level="1">Evaluation</text:h>
      <text:h text:style-name="Heading2" text:outline-level="2">Testing scenarios and results</text:h>
      <text:h text:style-name="Heading2" text:outline-level="2">Analysis – Results discussion</text:h>
      <text:h text:style-name="Heading1" text:outline-level="1">Conclusion</text:h>
      <text:h text:style-name="Heading1" text:outline-level="1">Further work</text:h>
      <text:h text:style-name="Heading1" text:outline-level="1">Bibliography</text:h>
      <text:p text:style-name="P41">[Ωριεσ, ν.δ] ηττπσ:¨//λεαρνοπενγλ.ψομ/Αδωανψεδ-Λιγητινγ/Δεφερρεδ-Σηαδινγ</text:p>
      <text:p text:style-name="P42">[chaosgroup, n.d]<text:s/>https<text:span text:style-name="T43">://</text:span>docs<text:span text:style-name="T44">.</text:span>chaosgroup<text:span text:style-name="T45">.</text:span>com<text:span text:style-name="T46">/</text:span>display<text:span text:style-name="T47">/</text:span>VRAY<text:span text:style-name="T48">3</text:span>MAX<text:span text:style-name="T49">/</text:span>Set<text:span text:style-name="T50">+</text:span>Up<text:span text:style-name="T51">+</text:span>Distributed<text:span text:style-name="T52">+</text:span>Render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TimesNewRomanPSMT" svg:font-family="TimesNewRomanPSMT" style:font-family-generic="system" svg:panose-1="0 0 0 0 0 0 0 0 0 0"/>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left="0.7in">
        <style:tab-stops/>
      </style:paragraph-properties>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PG-Bizelis, Stavros</dc:creator>
    <meta:creation-date>2009-04-16T11:32:00Z</meta:creation-date>
    <dc:date>2018-08-29T18:13:00Z</dc:date>
    <meta:template xlink:href="CAEACDDB" xlink:type="simple"/>
    <meta:editing-cycles>163</meta:editing-cycles>
    <meta:editing-duration>PT53220S</meta:editing-duration>
    <meta:user-defined meta:name="Info 1"/>
    <meta:user-defined meta:name="Info 2"/>
    <meta:user-defined meta:name="Info 3"/>
    <meta:user-defined meta:name="Info 4"/>
    <meta:document-statistic meta:page-count="7" meta:paragraph-count="130" meta:word-count="2519" meta:character-count="15971" meta:row-count="242" meta:non-whitespace-character-count="13582"/>
  </office:meta>
</office:document-meta>
</file>